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00cc00" fo:border="0.9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fo:border="0.99pt solid #000000"/>
    </style:style>
    <style:style style:name="ce10" style:family="table-cell" style:parent-style-name="Default" style:data-style-name="N104">
      <style:table-cell-properties fo:background-color="#ffff00" fo:border="0.99pt solid #000000"/>
    </style:style>
    <style:style style:name="ce11" style:family="table-cell" style:parent-style-name="Default" style:data-style-name="N104">
      <style:table-cell-properties fo:border="0.99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1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<text:s text:c="24"/>ARK | Compare Intel® Products <text:s text:c="19"/></text:p>
          </table:table-cell>
          <table:covered-table-cell table:number-columns-repeated="30"/>
        </table:table-row>
        <table:table-row table:style-name="ro1">
          <table:table-cell office:value-type="string" calcext:value-type="string" table:number-columns-spanned="31" table:number-rows-spanned="1">
            <text:p><text:s text:c="20"/>3/22/2017 6:29:28 PM <text:s text:c="15"/></text:p>
          </table:table-cell>
          <table:covered-table-cell table:number-columns-repeated="30"/>
        </table:table-row>
        <table:table-row table:style-name="ro1">
          <table:table-cell/>
          <table:table-cell table:style-name="ce4" office:value-type="string" calcext:value-type="string">
            <text:p>Intel® Xeon® Processor E5-2667 v4 (25M Cache, 3.20 GHz)</text:p>
          </table:table-cell>
          <table:table-cell table:style-name="ce4" office:value-type="string" calcext:value-type="string">
            <text:p>Intel® Xeon® Processor E5-2650L v4 (35M Cache, 1.70 GHz)</text:p>
          </table:table-cell>
          <table:table-cell table:style-name="ce4" office:value-type="string" calcext:value-type="string">
            <text:p>Intel® Xeon® Processor E5-2643 v4 (20M Cache, 3.40 GHz)</text:p>
          </table:table-cell>
          <table:table-cell table:style-name="ce8" office:value-type="string" calcext:value-type="string">
            <text:p>Intel® Xeon® Processor E5-2640 v4 (25M Cache, 2.40 GHz)</text:p>
          </table:table-cell>
          <table:table-cell table:style-name="ce4" office:value-type="string" calcext:value-type="string">
            <text:p>Intel® Xeon® Processor E5-2637 v4 (15M Cache, 3.50 GHz)</text:p>
          </table:table-cell>
          <table:table-cell table:style-name="ce8" office:value-type="string" calcext:value-type="string">
            <text:p>Intel® Xeon® Processor E5-2630L v4 (25M Cache, 1.80 GHz)</text:p>
          </table:table-cell>
          <table:table-cell table:style-name="ce4" office:value-type="string" calcext:value-type="string">
            <text:p>Intel® Xeon® Processor E5-2623 v4 (10M Cache, 2.60 GHz)</text:p>
          </table:table-cell>
          <table:table-cell table:style-name="ce8" office:value-type="string" calcext:value-type="string">
            <text:p>Intel® Xeon® Processor E5-2620 v4 (20M Cache, 2.10 GHz)</text:p>
          </table:table-cell>
          <table:table-cell table:style-name="ce4" office:value-type="string" calcext:value-type="string">
            <text:p>Intel® Xeon® Processor E5-2609 v4 (20M Cache, 1.70 GHz)</text:p>
          </table:table-cell>
          <table:table-cell table:style-name="ce4" office:value-type="string" calcext:value-type="string">
            <text:p>Intel® Xeon® Processor E5-2603 v4 (15M Cache, 1.70 GHz)</text:p>
          </table:table-cell>
          <table:table-cell table:style-name="ce4" office:value-type="string" calcext:value-type="string">
            <text:p>Intel® Xeon® Processor E5-2648L v4 (35M Cache, 1.80 GHz)</text:p>
          </table:table-cell>
          <table:table-cell table:style-name="ce4" office:value-type="string" calcext:value-type="string">
            <text:p>Intel® Xeon® Processor E5-2628L v4 (30M Cache, 1.90 GHz)</text:p>
          </table:table-cell>
          <table:table-cell table:style-name="ce8" office:value-type="string" calcext:value-type="string">
            <text:p>Intel® Xeon® Processor E5-2608L v4 (20M Cache, 1.60 GHz)</text:p>
          </table:table-cell>
          <table:table-cell table:style-name="ce4" office:value-type="string" calcext:value-type="string">
            <text:p>Intel® Xeon® Processor E5-2699A v4 (55M Cache, 2.40 GHz)</text:p>
          </table:table-cell>
          <table:table-cell table:style-name="ce4" office:value-type="string" calcext:value-type="string">
            <text:p>Intel® Xeon® Processor E5-2699 v4 (55M Cache, 2.20 GHz)</text:p>
          </table:table-cell>
          <table:table-cell table:style-name="ce4" office:value-type="string" calcext:value-type="string">
            <text:p>Intel® Xeon® Processor E5-2698 v4 (50M Cache, 2.20 GHz)</text:p>
          </table:table-cell>
          <table:table-cell table:style-name="ce4" office:value-type="string" calcext:value-type="string">
            <text:p>Intel® Xeon® Processor E5-2697 v4 (45M Cache, 2.30 GHz)</text:p>
          </table:table-cell>
          <table:table-cell table:style-name="ce4" office:value-type="string" calcext:value-type="string">
            <text:p>Intel® Xeon® Processor E5-2697A v4 (40M Cache, 2.60 GHz)</text:p>
          </table:table-cell>
          <table:table-cell table:style-name="ce4" office:value-type="string" calcext:value-type="string">
            <text:p>Intel® Xeon® Processor E5-2695 v4 (45M Cache, 2.10 GHz)</text:p>
          </table:table-cell>
          <table:table-cell table:style-name="ce4" office:value-type="string" calcext:value-type="string">
            <text:p>Intel® Xeon® Processor E5-2690 v4 (35M Cache, 2.60 GHz)</text:p>
          </table:table-cell>
          <table:table-cell table:style-name="ce4" office:value-type="string" calcext:value-type="string">
            <text:p>Intel® Xeon® Processor E5-2687W v4 (30M Cache, 3.00 GHz)</text:p>
          </table:table-cell>
          <table:table-cell table:style-name="ce4" office:value-type="string" calcext:value-type="string">
            <text:p>Intel® Xeon® Processor E5-2683 v4 (40M Cache, 2.10 GHz)</text:p>
          </table:table-cell>
          <table:table-cell table:style-name="ce4" office:value-type="string" calcext:value-type="string">
            <text:p>Intel® Xeon® Processor E5-2680 v4 (35M Cache, 2.40 GHz)</text:p>
          </table:table-cell>
          <table:table-cell table:style-name="ce4" office:value-type="string" calcext:value-type="string">
            <text:p>Intel® Xeon® Processor E5-2660 v4 (35M Cache, 2.00 GHz)</text:p>
          </table:table-cell>
          <table:table-cell table:style-name="ce4" office:value-type="string" calcext:value-type="string">
            <text:p>Intel® Xeon® Processor E5-2650 v4 (30M Cache, 2.20 GHz)</text:p>
          </table:table-cell>
          <table:table-cell table:style-name="ce8" office:value-type="string" calcext:value-type="string">
            <text:p>Intel® Xeon® Processor E5-2630 v4 (25M Cache, 2.20 GHz)</text:p>
          </table:table-cell>
          <table:table-cell table:style-name="ce4" office:value-type="string" calcext:value-type="string">
            <text:p>Intel® Xeon® Processor E5-2699R v4 (55M Cache, 2.20 GHz)</text:p>
          </table:table-cell>
          <table:table-cell table:style-name="ce4" office:value-type="string" calcext:value-type="string">
            <text:p>Intel® Xeon® Processor E5-2658 v4 (35M Cache, 2.30 GHz)</text:p>
          </table:table-cell>
          <table:table-cell table:style-name="ce8" office:value-type="string" calcext:value-type="string">
            <text:p>Intel® Xeon® Processor E5-2618L v4 (25M Cache, 2.20 GHz)</text:p>
          </table:table-cell>
          <table:table-cell/>
        </table:table-row>
        <table:table-row table:style-name="ro1">
          <table:table-cell table:style-name="ce2" office:value-type="string" calcext:value-type="string">
            <text:p>Code Name</text:p>
          </table:table-cell>
          <table:table-cell table:number-columns-repeated="3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4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12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2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Essential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Vertical Segment</text:p>
          </table:table-cell>
          <table:table-cell table:number-columns-repeated="3"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Embedded</text:p>
          </table:table-cell>
          <table:table-cell table:style-name="ce9" office:value-type="string" calcext:value-type="string">
            <text:p>Embedded</text:p>
          </table:table-cell>
          <table:table-cell table:number-columns-repeated="12"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Embedded</text:p>
          </table:table-cell>
          <table:table-cell table:style-name="ce9" office:value-type="string" calcext:value-type="string">
            <text:p>Embedded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Number</text:p>
          </table:table-cell>
          <table:table-cell table:style-name="ce2" office:value-type="string" calcext:value-type="string">
            <text:p>E5-2667V4</text:p>
          </table:table-cell>
          <table:table-cell table:style-name="ce2" office:value-type="string" calcext:value-type="string">
            <text:p>E5-2650LV4</text:p>
          </table:table-cell>
          <table:table-cell table:style-name="ce2" office:value-type="string" calcext:value-type="string">
            <text:p>E5-2643V4</text:p>
          </table:table-cell>
          <table:table-cell table:style-name="ce9" office:value-type="string" calcext:value-type="string">
            <text:p>E5-2640V4</text:p>
          </table:table-cell>
          <table:table-cell table:style-name="ce2" office:value-type="string" calcext:value-type="string">
            <text:p>E5-2637V4</text:p>
          </table:table-cell>
          <table:table-cell table:style-name="ce9" office:value-type="string" calcext:value-type="string">
            <text:p>E5-2630LV4</text:p>
          </table:table-cell>
          <table:table-cell table:style-name="ce2" office:value-type="string" calcext:value-type="string">
            <text:p>E5-2623V4</text:p>
          </table:table-cell>
          <table:table-cell table:style-name="ce9" office:value-type="string" calcext:value-type="string">
            <text:p>E5-2620V4</text:p>
          </table:table-cell>
          <table:table-cell table:style-name="ce2" office:value-type="string" calcext:value-type="string">
            <text:p>E5-2609V4</text:p>
          </table:table-cell>
          <table:table-cell table:style-name="ce2" office:value-type="string" calcext:value-type="string">
            <text:p>E5-2603V4</text:p>
          </table:table-cell>
          <table:table-cell table:style-name="ce2" office:value-type="string" calcext:value-type="string">
            <text:p>E5-2648LV4</text:p>
          </table:table-cell>
          <table:table-cell table:style-name="ce2" office:value-type="string" calcext:value-type="string">
            <text:p>E5-2628LV4</text:p>
          </table:table-cell>
          <table:table-cell table:style-name="ce9" office:value-type="string" calcext:value-type="string">
            <text:p>E5-2608LV4</text:p>
          </table:table-cell>
          <table:table-cell table:style-name="ce2" office:value-type="string" calcext:value-type="string">
            <text:p>E5-2699AV4</text:p>
          </table:table-cell>
          <table:table-cell table:style-name="ce2" office:value-type="string" calcext:value-type="string">
            <text:p>E5-2699V4</text:p>
          </table:table-cell>
          <table:table-cell table:style-name="ce2" office:value-type="string" calcext:value-type="string">
            <text:p>E5-2698V4</text:p>
          </table:table-cell>
          <table:table-cell table:style-name="ce2" office:value-type="string" calcext:value-type="string">
            <text:p>E5-2697V4</text:p>
          </table:table-cell>
          <table:table-cell table:style-name="ce2" office:value-type="string" calcext:value-type="string">
            <text:p>E5-2697AV4</text:p>
          </table:table-cell>
          <table:table-cell table:style-name="ce2" office:value-type="string" calcext:value-type="string">
            <text:p>E5-2695V4</text:p>
          </table:table-cell>
          <table:table-cell table:style-name="ce2" office:value-type="string" calcext:value-type="string">
            <text:p>E5-2690V4</text:p>
          </table:table-cell>
          <table:table-cell table:style-name="ce2" office:value-type="string" calcext:value-type="string">
            <text:p>E5-2687WV4</text:p>
          </table:table-cell>
          <table:table-cell table:style-name="ce2" office:value-type="string" calcext:value-type="string">
            <text:p>E5-2683V4</text:p>
          </table:table-cell>
          <table:table-cell table:style-name="ce2" office:value-type="string" calcext:value-type="string">
            <text:p>E5-2680V4</text:p>
          </table:table-cell>
          <table:table-cell table:style-name="ce2" office:value-type="string" calcext:value-type="string">
            <text:p>E5-2660V4</text:p>
          </table:table-cell>
          <table:table-cell table:style-name="ce2" office:value-type="string" calcext:value-type="string">
            <text:p>E5-2650V4</text:p>
          </table:table-cell>
          <table:table-cell table:style-name="ce9" office:value-type="string" calcext:value-type="string">
            <text:p>E5-2630V4</text:p>
          </table:table-cell>
          <table:table-cell table:style-name="ce2" office:value-type="string" calcext:value-type="string">
            <text:p>E5-2699RV4</text:p>
          </table:table-cell>
          <table:table-cell table:style-name="ce2" office:value-type="string" calcext:value-type="string">
            <text:p>E5-2658V4</text:p>
          </table:table-cell>
          <table:table-cell table:style-name="ce9" office:value-type="string" calcext:value-type="string">
            <text:p>E5-2618LV4</text:p>
          </table:table-cell>
          <table:table-cell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number-columns-repeated="3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4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12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2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/>
        </table:table-row>
        <table:table-row table:style-name="ro1">
          <table:table-cell table:style-name="ce2" office:value-type="string" calcext:value-type="string">
            <text:p>Launch Date</text:p>
          </table:table-cell>
          <table:table-cell table:number-columns-repeated="3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number-columns-repeated="4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04'16</text:p>
          </table:table-cell>
          <table:table-cell table:number-columns-repeated="11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04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/>
        </table:table-row>
        <table:table-row table:style-name="ro1">
          <table:table-cell table:style-name="ce2" office:value-type="string" calcext:value-type="string">
            <text:p>Lithography</text:p>
          </table:table-cell>
          <table:table-cell table:number-columns-repeated="3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4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12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2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/>
        </table:table-row>
        <table:table-row table:style-name="ro1">
          <table:table-cell table:style-name="ce2" office:value-type="string" calcext:value-type="string">
            <text:p>Recommended Customer Price</text:p>
          </table:table-cell>
          <table:table-cell table:style-name="ce2" office:value-type="string" calcext:value-type="string">
            <text:p>$2057.00</text:p>
          </table:table-cell>
          <table:table-cell table:style-name="ce2" office:value-type="string" calcext:value-type="string">
            <text:p>$1329.00</text:p>
          </table:table-cell>
          <table:table-cell table:style-name="ce2" office:value-type="string" calcext:value-type="string">
            <text:p>$1552.00</text:p>
          </table:table-cell>
          <table:table-cell table:style-name="ce9" office:value-type="string" calcext:value-type="string">
            <text:p>$939.00</text:p>
          </table:table-cell>
          <table:table-cell table:style-name="ce2" office:value-type="string" calcext:value-type="string">
            <text:p>$996.00</text:p>
          </table:table-cell>
          <table:table-cell table:style-name="ce9" office:value-type="string" calcext:value-type="string">
            <text:p>$612.00</text:p>
          </table:table-cell>
          <table:table-cell table:style-name="ce2" office:value-type="string" calcext:value-type="string">
            <text:p>$444.00</text:p>
          </table:table-cell>
          <table:table-cell table:style-name="ce10" office:value-type="currency" office:currency="USD" office:value="422" calcext:value-type="currency">
            <text:p>$422.00</text:p>
          </table:table-cell>
          <table:table-cell table:style-name="ce11" office:value-type="currency" office:currency="USD" office:value="310" calcext:value-type="currency">
            <text:p>$310.00</text:p>
          </table:table-cell>
          <table:table-cell table:style-name="ce2" office:value-type="string" calcext:value-type="string">
            <text:p>$213.00</text:p>
          </table:table-cell>
          <table:table-cell table:style-name="ce2" office:value-type="string" calcext:value-type="string">
            <text:p>$1544.00</text:p>
          </table:table-cell>
          <table:table-cell table:style-name="ce2" office:value-type="string" calcext:value-type="string">
            <text:p>$1364.00</text:p>
          </table:table-cell>
          <table:table-cell table:style-name="ce9" office:value-type="string" calcext:value-type="string">
            <text:p>$363.00</text:p>
          </table:table-cell>
          <table:table-cell table:style-name="ce2" office:value-type="string" calcext:value-type="string">
            <text:p>$4938.00</text:p>
          </table:table-cell>
          <table:table-cell table:style-name="ce2" office:value-type="string" calcext:value-type="string">
            <text:p>$4115.00</text:p>
          </table:table-cell>
          <table:table-cell table:style-name="ce2" office:value-type="string" calcext:value-type="string">
            <text:p>$3226.00</text:p>
          </table:table-cell>
          <table:table-cell table:style-name="ce2" office:value-type="string" calcext:value-type="string">
            <text:p>$2702.00</text:p>
          </table:table-cell>
          <table:table-cell table:style-name="ce2" office:value-type="string" calcext:value-type="string">
            <text:p>$2891.00</text:p>
          </table:table-cell>
          <table:table-cell table:style-name="ce11" office:value-type="currency" office:currency="USD" office:value="2428" calcext:value-type="currency">
            <text:p>$2,428.00</text:p>
          </table:table-cell>
          <table:table-cell table:style-name="ce11" office:value-type="currency" office:currency="USD" office:value="2094" calcext:value-type="currency">
            <text:p>$2,094.00</text:p>
          </table:table-cell>
          <table:table-cell table:style-name="ce11" office:value-type="currency" office:currency="USD" office:value="2145" calcext:value-type="currency">
            <text:p>$2,145.00</text:p>
          </table:table-cell>
          <table:table-cell table:style-name="ce2" office:value-type="string" calcext:value-type="string">
            <text:p>$1846.00</text:p>
          </table:table-cell>
          <table:table-cell table:style-name="ce2" office:value-type="string" calcext:value-type="string">
            <text:p>$1745.00</text:p>
          </table:table-cell>
          <table:table-cell table:style-name="ce2" office:value-type="string" calcext:value-type="string">
            <text:p>$1445.00</text:p>
          </table:table-cell>
          <table:table-cell table:style-name="ce11" office:value-type="currency" office:currency="USD" office:value="1171" calcext:value-type="currency">
            <text:p>$1,171.00</text:p>
          </table:table-cell>
          <table:table-cell table:style-name="ce10" office:value-type="currency" office:currency="USD" office:value="671" calcext:value-type="currency">
            <text:p>$671.00</text:p>
          </table:table-cell>
          <table:table-cell table:style-name="ce2" office:value-type="string" calcext:value-type="string">
            <text:p>$4560.00</text:p>
          </table:table-cell>
          <table:table-cell table:style-name="ce2" office:value-type="string" calcext:value-type="string">
            <text:p>$1832.00</text:p>
          </table:table-cell>
          <table:table-cell table:style-name="ce9" office:value-type="string" calcext:value-type="string">
            <text:p>$779.0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Performance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# of Core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number-columns-repeated="2" table:style-name="ce2" office:value-type="string" calcext:value-type="string">
            <text:p>2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# of Thread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44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28</text:p>
          </table:table-cell>
          <table:table-cell table:style-name="ce9" office:value-type="string" calcext:value-type="string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Base Frequency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4" calcext:value-type="float">
            <text:p>3.4</text:p>
          </table:table-cell>
          <table:table-cell table:style-name="ce9" office:value-type="float" office:value="2.4" calcext:value-type="float">
            <text:p>2.4</text:p>
          </table:table-cell>
          <table:table-cell table:style-name="ce2" office:value-type="float" office:value="3.5" calcext:value-type="float">
            <text:p>3.5</text:p>
          </table:table-cell>
          <table:table-cell table:style-name="ce9" office:value-type="float" office:value="1.8" calcext:value-type="float">
            <text:p>1.8</text:p>
          </table:table-cell>
          <table:table-cell table:style-name="ce2" office:value-type="float" office:value="2.6" calcext:value-type="float">
            <text:p>2.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9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9" office:value-type="float" office:value="2.2" calcext:value-type="float">
            <text:p>2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9" office:value-type="float" office:value="2.2" calcext:value-type="float">
            <text:p>2.2</text:p>
          </table:table-cell>
          <table:table-cell/>
        </table:table-row>
        <table:table-row table:style-name="ro1">
          <table:table-cell table:style-name="ce2" office:value-type="string" calcext:value-type="string">
            <text:p>Max Turbo Frequency</text:p>
          </table:table-cell>
          <table:table-cell table:style-name="ce2" office:value-type="string" calcext:value-type="string">
            <text:p>3.60 GHz</text:p>
          </table:table-cell>
          <table:table-cell table:style-name="ce2" office:value-type="string" calcext:value-type="string">
            <text:p>2.50 GHz</text:p>
          </table:table-cell>
          <table:table-cell table:style-name="ce2" office:value-type="string" calcext:value-type="string">
            <text:p>3.70 GHz</text:p>
          </table:table-cell>
          <table:table-cell table:style-name="ce9" office:value-type="string" calcext:value-type="string">
            <text:p>3.40 GHz</text:p>
          </table:table-cell>
          <table:table-cell table:style-name="ce2" office:value-type="string" calcext:value-type="string">
            <text:p>3.70 GHz</text:p>
          </table:table-cell>
          <table:table-cell table:style-name="ce9" office:value-type="string" calcext:value-type="string">
            <text:p>2.90 GHz</text:p>
          </table:table-cell>
          <table:table-cell table:style-name="ce2" office:value-type="string" calcext:value-type="string">
            <text:p>3.20 GHz</text:p>
          </table:table-cell>
          <table:table-cell table:style-name="ce9" office:value-type="string" calcext:value-type="string">
            <text:p>3.00 GHz</text:p>
          </table:table-cell>
          <table:table-cell table:style-name="ce2" table:number-columns-repeated="2"/>
          <table:table-cell table:style-name="ce2" office:value-type="string" calcext:value-type="string">
            <text:p>2.50 GHz</text:p>
          </table:table-cell>
          <table:table-cell table:style-name="ce2" office:value-type="string" calcext:value-type="string">
            <text:p>2.40 GHz</text:p>
          </table:table-cell>
          <table:table-cell table:style-name="ce9" office:value-type="string" calcext:value-type="string">
            <text:p>1.70 GHz</text:p>
          </table:table-cell>
          <table:table-cell table:number-columns-repeated="5" table:style-name="ce2" office:value-type="string" calcext:value-type="string">
            <text:p>3.60 GHz</text:p>
          </table:table-cell>
          <table:table-cell table:style-name="ce2" office:value-type="string" calcext:value-type="string">
            <text:p>3.30 GHz</text:p>
          </table:table-cell>
          <table:table-cell table:number-columns-repeated="2" table:style-name="ce2" office:value-type="string" calcext:value-type="string">
            <text:p>3.50 GHz</text:p>
          </table:table-cell>
          <table:table-cell table:style-name="ce2" office:value-type="string" calcext:value-type="string">
            <text:p>3.00 GHz</text:p>
          </table:table-cell>
          <table:table-cell table:style-name="ce2" office:value-type="string" calcext:value-type="string">
            <text:p>3.30 GHz</text:p>
          </table:table-cell>
          <table:table-cell table:style-name="ce2" office:value-type="string" calcext:value-type="string">
            <text:p>3.20 GHz</text:p>
          </table:table-cell>
          <table:table-cell table:style-name="ce2" office:value-type="string" calcext:value-type="string">
            <text:p>2.90 GHz</text:p>
          </table:table-cell>
          <table:table-cell table:style-name="ce9" office:value-type="string" calcext:value-type="string">
            <text:p>3.10 GHz</text:p>
          </table:table-cell>
          <table:table-cell table:style-name="ce2" office:value-type="string" calcext:value-type="string">
            <text:p>3.60 GHz</text:p>
          </table:table-cell>
          <table:table-cell table:style-name="ce2" office:value-type="string" calcext:value-type="string">
            <text:p>2.80 GHz</text:p>
          </table:table-cell>
          <table:table-cell table:style-name="ce9" office:value-type="string" calcext:value-type="string">
            <text:p>3.20 GHz</text:p>
          </table:table-cell>
          <table:table-cell/>
        </table:table-row>
        <table:table-row table:style-name="ro1">
          <table:table-cell table:style-name="ce2" office:value-type="string" calcext:value-type="string">
            <text:p>Cache</text:p>
          </table:table-cell>
          <table:table-cell table:style-name="ce2" office:value-type="string" calcext:value-type="string">
            <text:p>2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20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15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10 MB SmartCache</text:p>
          </table:table-cell>
          <table:table-cell table:style-name="ce9" office:value-type="string" calcext:value-type="string">
            <text:p>20 MB SmartCache</text:p>
          </table:table-cell>
          <table:table-cell table:style-name="ce2" office:value-type="string" calcext:value-type="string">
            <text:p>20 MB SmartCache</text:p>
          </table:table-cell>
          <table:table-cell table:style-name="ce2" office:value-type="string" calcext:value-type="string">
            <text:p>1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0 MB SmartCache</text:p>
          </table:table-cell>
          <table:table-cell table:style-name="ce9" office:value-type="string" calcext:value-type="string">
            <text:p>20 MB SmartCache</text:p>
          </table:table-cell>
          <table:table-cell table:style-name="ce2" office:value-type="string" calcext:value-type="string">
            <text:p>55 MB</text:p>
          </table:table-cell>
          <table:table-cell table:style-name="ce2" office:value-type="string" calcext:value-type="string">
            <text:p>55 MB SmartCache</text:p>
          </table:table-cell>
          <table:table-cell table:style-name="ce2" office:value-type="string" calcext:value-type="string">
            <text:p>50 MB SmartCache</text:p>
          </table:table-cell>
          <table:table-cell table:style-name="ce2" office:value-type="string" calcext:value-type="string">
            <text:p>45 MB SmartCache</text:p>
          </table:table-cell>
          <table:table-cell table:style-name="ce2" office:value-type="string" calcext:value-type="string">
            <text:p>40 MB SmartCache</text:p>
          </table:table-cell>
          <table:table-cell table:style-name="ce2" office:value-type="string" calcext:value-type="string">
            <text:p>4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0 MB SmartCache</text:p>
          </table:table-cell>
          <table:table-cell table:style-name="ce2" office:value-type="string" calcext:value-type="string">
            <text:p>40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5 MB</text:p>
          </table:table-cell>
          <table:table-cell table:style-name="ce2" office:value-type="string" calcext:value-type="string">
            <text:p>30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55 MB</text:p>
          </table:table-cell>
          <table:table-cell table:style-name="ce2" office:value-type="string" calcext:value-type="string">
            <text:p>35 MB SmartCache</text:p>
          </table:table-cell>
          <table:table-cell table:style-name="ce9" office:value-type="string" calcext:value-type="string">
            <text:p>25 MB SmartCache</text:p>
          </table:table-cell>
          <table:table-cell/>
        </table:table-row>
        <table:table-row table:style-name="ro1">
          <table:table-cell table:style-name="ce2" office:value-type="string" calcext:value-type="string">
            <text:p>Bus Speed</text:p>
          </table:table-cell>
          <table:table-cell table:number-columns-repeated="3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style-name="ce2" office:value-type="string" calcext:value-type="string">
            <text:p>8 GT/s QPI</text:p>
          </table:table-cell>
          <table:table-cell table:style-name="ce9" office:value-type="string" calcext:value-type="string">
            <text:p>8 GT/s QPI</text:p>
          </table:table-cell>
          <table:table-cell table:number-columns-repeated="2" table:style-name="ce2" office:value-type="string" calcext:value-type="string">
            <text:p>6.4 GT/s QPI</text:p>
          </table:table-cell>
          <table:table-cell table:style-name="ce2" office:value-type="string" calcext:value-type="string">
            <text:p>9.6 GT/s QPI</text:p>
          </table:table-cell>
          <table:table-cell table:style-name="ce2" office:value-type="string" calcext:value-type="string">
            <text:p>8 GT/s QPI</text:p>
          </table:table-cell>
          <table:table-cell table:style-name="ce9" office:value-type="string" calcext:value-type="string">
            <text:p>6.4 GT/s QPI</text:p>
          </table:table-cell>
          <table:table-cell table:number-columns-repeated="12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number-columns-repeated="2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/>
        </table:table-row>
        <table:table-row table:style-name="ro1">
          <table:table-cell table:style-name="ce2" office:value-type="string" calcext:value-type="string">
            <text:p># of QPI Links</text:p>
          </table:table-cell>
          <table:table-cell table:number-columns-repeated="3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4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1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DP</text:p>
          </table:table-cell>
          <table:table-cell table:style-name="ce2" office:value-type="string" calcext:value-type="string">
            <text:p>135 W</text:p>
          </table:table-cell>
          <table:table-cell table:style-name="ce2" office:value-type="string" calcext:value-type="string">
            <text:p>65 W</text:p>
          </table:table-cell>
          <table:table-cell table:style-name="ce2" office:value-type="string" calcext:value-type="string">
            <text:p>135 W</text:p>
          </table:table-cell>
          <table:table-cell table:style-name="ce9" office:value-type="string" calcext:value-type="string">
            <text:p>90 W</text:p>
          </table:table-cell>
          <table:table-cell table:style-name="ce2" office:value-type="string" calcext:value-type="string">
            <text:p>135 W</text:p>
          </table:table-cell>
          <table:table-cell table:style-name="ce9" office:value-type="string" calcext:value-type="string">
            <text:p>55 W</text:p>
          </table:table-cell>
          <table:table-cell table:style-name="ce2" office:value-type="string" calcext:value-type="string">
            <text:p>85 W</text:p>
          </table:table-cell>
          <table:table-cell table:style-name="ce9" office:value-type="string" calcext:value-type="string">
            <text:p>85 W</text:p>
          </table:table-cell>
          <table:table-cell table:number-columns-repeated="2" table:style-name="ce2" office:value-type="string" calcext:value-type="string">
            <text:p>85 W</text:p>
          </table:table-cell>
          <table:table-cell table:number-columns-repeated="2" table:style-name="ce2" office:value-type="string" calcext:value-type="string">
            <text:p>75 W</text:p>
          </table:table-cell>
          <table:table-cell table:style-name="ce9" office:value-type="string" calcext:value-type="string">
            <text:p>50 W</text:p>
          </table:table-cell>
          <table:table-cell table:number-columns-repeated="2" table:style-name="ce2" office:value-type="string" calcext:value-type="string">
            <text:p>145 W</text:p>
          </table:table-cell>
          <table:table-cell table:style-name="ce2" office:value-type="string" calcext:value-type="string">
            <text:p>135 W</text:p>
          </table:table-cell>
          <table:table-cell table:number-columns-repeated="2" table:style-name="ce2" office:value-type="string" calcext:value-type="string">
            <text:p>145 W</text:p>
          </table:table-cell>
          <table:table-cell table:style-name="ce2" office:value-type="string" calcext:value-type="string">
            <text:p>120 W</text:p>
          </table:table-cell>
          <table:table-cell table:style-name="ce2" office:value-type="string" calcext:value-type="string">
            <text:p>135 W</text:p>
          </table:table-cell>
          <table:table-cell table:style-name="ce2" office:value-type="string" calcext:value-type="string">
            <text:p>160 W</text:p>
          </table:table-cell>
          <table:table-cell table:number-columns-repeated="2" table:style-name="ce2" office:value-type="string" calcext:value-type="string">
            <text:p>120 W</text:p>
          </table:table-cell>
          <table:table-cell table:number-columns-repeated="2" table:style-name="ce2" office:value-type="string" calcext:value-type="string">
            <text:p>105 W</text:p>
          </table:table-cell>
          <table:table-cell table:style-name="ce9" office:value-type="string" calcext:value-type="string">
            <text:p>85 W</text:p>
          </table:table-cell>
          <table:table-cell table:style-name="ce2" office:value-type="string" calcext:value-type="string">
            <text:p>145 W</text:p>
          </table:table-cell>
          <table:table-cell table:style-name="ce2" office:value-type="string" calcext:value-type="string">
            <text:p>105 W</text:p>
          </table:table-cell>
          <table:table-cell table:style-name="ce9" office:value-type="string" calcext:value-type="string">
            <text:p>75 W</text:p>
          </table:table-cell>
          <table:table-cell/>
        </table:table-row>
        <table:table-row table:style-name="ro1">
          <table:table-cell table:style-name="ce2" office:value-type="string" calcext:value-type="string">
            <text:p>VID Voltage Range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10" table:style-name="ce2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Supplemental Information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Embedded Options Available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Conflict Fre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number-columns-repeated="3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4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12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2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Memory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Max Memory Size (dependent on memory type)</text:p>
          </table:table-cell>
          <table:table-cell table:number-columns-repeated="3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4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10" table:style-name="ce2" office:value-type="string" calcext:value-type="string">
            <text:p>1.54 TB</text:p>
          </table:table-cell>
          <table:table-cell table:style-name="ce2"/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2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/>
        </table:table-row>
        <table:table-row table:style-name="ro1">
          <table:table-cell table:style-name="ce2" office:value-type="string" calcext:value-type="string">
            <text:p>Memory Types</text:p>
          </table:table-cell>
          <table:table-cell table:number-columns-repeated="3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style-name="ce2" office:value-type="string" calcext:value-type="string">
            <text:p>DDR4 1600/1866/2133</text:p>
          </table:table-cell>
          <table:table-cell table:style-name="ce9" office:value-type="string" calcext:value-type="string">
            <text:p>DDR4 1600/1866/2133</text:p>
          </table:table-cell>
          <table:table-cell table:number-columns-repeated="2" table:style-name="ce2" office:value-type="string" calcext:value-type="string">
            <text:p>DDR4 1600/1866</text:p>
          </table:table-cell>
          <table:table-cell table:style-name="ce2" office:value-type="string" calcext:value-type="string">
            <text:p>DDR4 1600/1866/2133/2400</text:p>
          </table:table-cell>
          <table:table-cell table:style-name="ce2" office:value-type="string" calcext:value-type="string">
            <text:p>DDR4 1600/1866/2133</text:p>
          </table:table-cell>
          <table:table-cell table:style-name="ce9" office:value-type="string" calcext:value-type="string">
            <text:p>DDR4 1600/1866</text:p>
          </table:table-cell>
          <table:table-cell table:number-columns-repeated="12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number-columns-repeated="2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/>
        </table:table-row>
        <table:table-row table:style-name="ro1">
          <table:table-cell table:style-name="ce2" office:value-type="string" calcext:value-type="string">
            <text:p>Max # of Memory Channels</text:p>
          </table:table-cell>
          <table:table-cell table:number-columns-repeated="3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12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Max Memory Bandwidth</text:p>
          </table:table-cell>
          <table:table-cell table:number-columns-repeated="3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style-name="ce2" office:value-type="string" calcext:value-type="string">
            <text:p>68.3 GB/s</text:p>
          </table:table-cell>
          <table:table-cell table:style-name="ce9" office:value-type="string" calcext:value-type="string">
            <text:p>68.3 GB/s</text:p>
          </table:table-cell>
          <table:table-cell table:number-columns-repeated="2" table:style-name="ce2" office:value-type="string" calcext:value-type="string">
            <text:p>59.7 GB/s</text:p>
          </table:table-cell>
          <table:table-cell table:style-name="ce2" office:value-type="string" calcext:value-type="string">
            <text:p>76.8 GB/s</text:p>
          </table:table-cell>
          <table:table-cell table:style-name="ce2" office:value-type="string" calcext:value-type="string">
            <text:p>68.3 GB/s</text:p>
          </table:table-cell>
          <table:table-cell table:style-name="ce9" office:value-type="string" calcext:value-type="string">
            <text:p>59.7 GB/s</text:p>
          </table:table-cell>
          <table:table-cell table:number-columns-repeated="12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number-columns-repeated="2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/>
        </table:table-row>
        <table:table-row table:style-name="ro1">
          <table:table-cell table:style-name="ce2" office:value-type="string" calcext:value-type="string">
            <text:p>Physical Address Extensions</text:p>
          </table:table-cell>
          <table:table-cell table:number-columns-repeated="3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4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12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2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/>
        </table:table-row>
        <table:table-row table:style-name="ro1">
          <table:table-cell table:style-name="ce2" office:value-type="string" calcext:value-type="string">
            <text:p>ECC Memory Supported <text:s text:c="2"/>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Graphics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Processor Graphics ‡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Expansion Op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Scalability</text:p>
          </table:table-cell>
          <table:table-cell table:number-columns-repeated="3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4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12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2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/>
        </table:table-row>
        <table:table-row table:style-name="ro1">
          <table:table-cell table:style-name="ce2" office:value-type="string" calcext:value-type="string">
            <text:p>PCI Express Revision</text:p>
          </table:table-cell>
          <table:table-cell table:number-columns-repeated="3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4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12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2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/>
        </table:table-row>
        <table:table-row table:style-name="ro1">
          <table:table-cell table:style-name="ce2" office:value-type="string" calcext:value-type="string">
            <text:p>PCI Express Configurations ‡</text:p>
          </table:table-cell>
          <table:table-cell table:number-columns-repeated="3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4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12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2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/>
        </table:table-row>
        <table:table-row table:style-name="ro1">
          <table:table-cell table:style-name="ce2" office:value-type="string" calcext:value-type="string">
            <text:p>Max # of PCI Express Lanes</text:p>
          </table:table-cell>
          <table:table-cell table:number-columns-repeated="3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4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12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2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Package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Sockets Supported</text:p>
          </table:table-cell>
          <table:table-cell table:number-columns-repeated="3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number-columns-repeated="4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</text:p>
          </table:table-cell>
          <table:table-cell table:number-columns-repeated="11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/>
        </table:table-row>
        <table:table-row table:style-name="ro1">
          <table:table-cell table:style-name="ce2" office:value-type="string" calcext:value-type="string">
            <text:p>Max CPU Configuration</text:p>
          </table:table-cell>
          <table:table-cell table:number-columns-repeated="3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4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1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&lt;sub&gt;CASE&lt;/sub&gt;</text:p>
          </table:table-cell>
          <table:table-cell table:style-name="ce2" office:value-type="string" calcext:value-type="string">
            <text:p>78°C</text:p>
          </table:table-cell>
          <table:table-cell table:style-name="ce2" office:value-type="string" calcext:value-type="string">
            <text:p>64°C</text:p>
          </table:table-cell>
          <table:table-cell table:style-name="ce2" office:value-type="string" calcext:value-type="string">
            <text:p>75°C</text:p>
          </table:table-cell>
          <table:table-cell table:style-name="ce9" office:value-type="string" calcext:value-type="string">
            <text:p>76°C</text:p>
          </table:table-cell>
          <table:table-cell table:style-name="ce2" office:value-type="string" calcext:value-type="string">
            <text:p>75°C</text:p>
          </table:table-cell>
          <table:table-cell table:style-name="ce9" office:value-type="string" calcext:value-type="string">
            <text:p>62°C</text:p>
          </table:table-cell>
          <table:table-cell table:style-name="ce2" office:value-type="string" calcext:value-type="string">
            <text:p>73°C</text:p>
          </table:table-cell>
          <table:table-cell table:style-name="ce9" office:value-type="string" calcext:value-type="string">
            <text:p>74°C</text:p>
          </table:table-cell>
          <table:table-cell table:style-name="ce2" office:value-type="string" calcext:value-type="string">
            <text:p>74°C</text:p>
          </table:table-cell>
          <table:table-cell table:style-name="ce2" office:value-type="string" calcext:value-type="string">
            <text:p>73°C</text:p>
          </table:table-cell>
          <table:table-cell table:number-columns-repeated="2" table:style-name="ce2" office:value-type="string" calcext:value-type="string">
            <text:p>87°C</text:p>
          </table:table-cell>
          <table:table-cell table:style-name="ce9" office:value-type="string" calcext:value-type="string">
            <text:p>94°C</text:p>
          </table:table-cell>
          <table:table-cell table:style-name="ce2"/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90°C</text:p>
          </table:table-cell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78°C</text:p>
          </table:table-cell>
          <table:table-cell table:style-name="ce2" office:value-type="string" calcext:value-type="string">
            <text:p>84°C</text:p>
          </table:table-cell>
          <table:table-cell table:style-name="ce2" office:value-type="string" calcext:value-type="string">
            <text:p>89°C</text:p>
          </table:table-cell>
          <table:table-cell table:style-name="ce2" office:value-type="string" calcext:value-type="string">
            <text:p>76°C</text:p>
          </table:table-cell>
          <table:table-cell table:style-name="ce2" office:value-type="string" calcext:value-type="string">
            <text:p>84°C</text:p>
          </table:table-cell>
          <table:table-cell table:style-name="ce2" office:value-type="string" calcext:value-type="string">
            <text:p>86°C</text:p>
          </table:table-cell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80°C</text:p>
          </table:table-cell>
          <table:table-cell table:style-name="ce9" office:value-type="string" calcext:value-type="string">
            <text:p>74°C</text:p>
          </table:table-cell>
          <table:table-cell table:style-name="ce2"/>
          <table:table-cell table:style-name="ce2" office:value-type="string" calcext:value-type="string">
            <text:p>91°C</text:p>
          </table:table-cell>
          <table:table-cell table:style-name="ce9" office:value-type="string" calcext:value-type="string">
            <text:p>87°C</text:p>
          </table:table-cell>
          <table:table-cell/>
        </table:table-row>
        <table:table-row table:style-name="ro1">
          <table:table-cell table:style-name="ce2" office:value-type="string" calcext:value-type="string">
            <text:p>Package Size</text:p>
          </table:table-cell>
          <table:table-cell table:number-columns-repeated="3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number-columns-repeated="4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</text:p>
          </table:table-cell>
          <table:table-cell table:number-columns-repeated="11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/>
        </table:table-row>
        <table:table-row table:style-name="ro1">
          <table:table-cell table:style-name="ce2" office:value-type="string" calcext:value-type="string">
            <text:p>Low Halogen Options Available</text:p>
          </table:table-cell>
          <table:table-cell table:number-columns-repeated="3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4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12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2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Advanced Technologie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Intel® Turbo Boost Technology</text:p>
          </table:table-cell>
          <table:table-cell table:number-columns-repeated="3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1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Pro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Hyper-Threading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irtualization Technology (VT-x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irtualization Technology for Directed I/O (VT-d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T-x with Extended Page Tables (EPT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TSX-NI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64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 Set</text:p>
          </table:table-cell>
          <table:table-cell table:number-columns-repeated="3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4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12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2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 Set Extensions</text:p>
          </table:table-cell>
          <table:table-cell table:number-columns-repeated="3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4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12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2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/>
        </table:table-row>
        <table:table-row table:style-name="ro1">
          <table:table-cell table:style-name="ce2" office:value-type="string" calcext:value-type="string">
            <text:p>Idle Stat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Enhanced Intel SpeedStep® Technology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Demand Based Switching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Thermal Monitoring Technologi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Flex Memory Acces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Identity Protection Technology ‡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Intel® Data Protection Technology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Intel® AES New Instruction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Secure Key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Intel® Platform Protection Technology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OS Guard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Trusted Execution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Execute Disable Bit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compute</text:p>
          </table:table-cell>
          <table:table-cell table:formula="of:=[.B14]*[.B15]" office:value-type="float" office:value="51.2" calcext:value-type="float">
            <text:p>51.2</text:p>
          </table:table-cell>
          <table:table-cell table:formula="of:=[.C14]*[.C15]" office:value-type="float" office:value="47.6" calcext:value-type="float">
            <text:p>47.6</text:p>
          </table:table-cell>
          <table:table-cell table:formula="of:=[.D14]*[.D15]" office:value-type="float" office:value="40.8" calcext:value-type="float">
            <text:p>40.8</text:p>
          </table:table-cell>
          <table:table-cell table:formula="of:=[.E14]*[.E15]" office:value-type="float" office:value="48" calcext:value-type="float">
            <text:p>48</text:p>
          </table:table-cell>
          <table:table-cell table:formula="of:=[.F14]*[.F15]" office:value-type="float" office:value="28" calcext:value-type="float">
            <text:p>28</text:p>
          </table:table-cell>
          <table:table-cell table:formula="of:=[.G14]*[.G15]" office:value-type="float" office:value="36" calcext:value-type="float">
            <text:p>36</text:p>
          </table:table-cell>
          <table:table-cell table:formula="of:=[.H14]*[.H15]" office:value-type="float" office:value="20.8" calcext:value-type="float">
            <text:p>20.8</text:p>
          </table:table-cell>
          <table:table-cell table:formula="of:=[.I14]*[.I15]" office:value-type="float" office:value="33.6" calcext:value-type="float">
            <text:p>33.6</text:p>
          </table:table-cell>
          <table:table-cell table:formula="of:=[.J14]*[.J15]" office:value-type="float" office:value="13.6" calcext:value-type="float">
            <text:p>13.6</text:p>
          </table:table-cell>
          <table:table-cell table:formula="of:=[.K14]*[.K15]" office:value-type="float" office:value="10.2" calcext:value-type="float">
            <text:p>10.2</text:p>
          </table:table-cell>
          <table:table-cell table:formula="of:=[.L14]*[.L15]" office:value-type="float" office:value="50.4" calcext:value-type="float">
            <text:p>50.4</text:p>
          </table:table-cell>
          <table:table-cell table:formula="of:=[.M14]*[.M15]" office:value-type="float" office:value="45.6" calcext:value-type="float">
            <text:p>45.6</text:p>
          </table:table-cell>
          <table:table-cell table:formula="of:=[.N14]*[.N15]" office:value-type="float" office:value="25.6" calcext:value-type="float">
            <text:p>25.6</text:p>
          </table:table-cell>
          <table:table-cell table:formula="of:=[.O14]*[.O15]" office:value-type="float" office:value="105.6" calcext:value-type="float">
            <text:p>105.6</text:p>
          </table:table-cell>
          <table:table-cell table:formula="of:=[.P14]*[.P15]" office:value-type="float" office:value="96.8" calcext:value-type="float">
            <text:p>96.8</text:p>
          </table:table-cell>
          <table:table-cell table:formula="of:=[.Q14]*[.Q15]" office:value-type="float" office:value="88" calcext:value-type="float">
            <text:p>88</text:p>
          </table:table-cell>
          <table:table-cell table:formula="of:=[.R14]*[.R15]" office:value-type="float" office:value="82.8" calcext:value-type="float">
            <text:p>82.8</text:p>
          </table:table-cell>
          <table:table-cell table:formula="of:=[.S14]*[.S15]" office:value-type="float" office:value="83.2" calcext:value-type="float">
            <text:p>83.2</text:p>
          </table:table-cell>
          <table:table-cell table:formula="of:=[.T14]*[.T15]" office:value-type="float" office:value="75.6" calcext:value-type="float">
            <text:p>75.6</text:p>
          </table:table-cell>
          <table:table-cell table:formula="of:=[.U14]*[.U15]" office:value-type="float" office:value="72.8" calcext:value-type="float">
            <text:p>72.8</text:p>
          </table:table-cell>
          <table:table-cell table:formula="of:=[.V14]*[.V15]" office:value-type="float" office:value="72" calcext:value-type="float">
            <text:p>72</text:p>
          </table:table-cell>
          <table:table-cell table:formula="of:=[.W14]*[.W15]" office:value-type="float" office:value="67.2" calcext:value-type="float">
            <text:p>67.2</text:p>
          </table:table-cell>
          <table:table-cell table:formula="of:=[.X14]*[.X15]" office:value-type="float" office:value="67.2" calcext:value-type="float">
            <text:p>67.2</text:p>
          </table:table-cell>
          <table:table-cell table:formula="of:=[.Y14]*[.Y15]" office:value-type="float" office:value="56" calcext:value-type="float">
            <text:p>56</text:p>
          </table:table-cell>
          <table:table-cell table:formula="of:=[.Z14]*[.Z15]" office:value-type="float" office:value="52.8" calcext:value-type="float">
            <text:p>52.8</text:p>
          </table:table-cell>
          <table:table-cell table:formula="of:=[.AA14]*[.AA15]" office:value-type="float" office:value="44" calcext:value-type="float">
            <text:p>44</text:p>
          </table:table-cell>
          <table:table-cell table:formula="of:=[.AB14]*[.AB15]" office:value-type="float" office:value="96.8" calcext:value-type="float">
            <text:p>96.8</text:p>
          </table:table-cell>
          <table:table-cell table:formula="of:=[.AC14]*[.AC15]" office:value-type="float" office:value="64.4" calcext:value-type="float">
            <text:p>64.4</text:p>
          </table:table-cell>
          <table:table-cell table:formula="of:=[.AD14]*[.AD1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ompute/dollar</text:p>
          </table:table-cell>
          <table:table-cell table:formula="of:=[.B71]/[.B11]" office:value-type="float" office:value="0.0248906174039864" calcext:value-type="float">
            <text:p>0.0248906174</text:p>
          </table:table-cell>
          <table:table-cell table:formula="of:=[.C71]/[.C11]" office:value-type="float" office:value="0.03581640331076" calcext:value-type="float">
            <text:p>0.0358164033</text:p>
          </table:table-cell>
          <table:table-cell table:formula="of:=[.D71]/[.D11]" office:value-type="float" office:value="0.0262886597938144" calcext:value-type="float">
            <text:p>0.0262886598</text:p>
          </table:table-cell>
          <table:table-cell table:formula="of:=[.E71]/[.E11]" office:value-type="float" office:value="0.0511182108626198" calcext:value-type="float">
            <text:p>0.0511182109</text:p>
          </table:table-cell>
          <table:table-cell table:formula="of:=[.F71]/[.F11]" office:value-type="float" office:value="0.0281124497991968" calcext:value-type="float">
            <text:p>0.0281124498</text:p>
          </table:table-cell>
          <table:table-cell table:formula="of:=[.G71]/[.G11]" office:value-type="float" office:value="0.0588235294117647" calcext:value-type="float">
            <text:p>0.0588235294</text:p>
          </table:table-cell>
          <table:table-cell table:formula="of:=[.H71]/[.H11]" office:value-type="float" office:value="0.0468468468468469" calcext:value-type="float">
            <text:p>0.0468468468</text:p>
          </table:table-cell>
          <table:table-cell table:formula="of:=[.I71]/[.I11]" office:value-type="float" office:value="0.0796208530805687" calcext:value-type="float">
            <text:p>0.0796208531</text:p>
          </table:table-cell>
          <table:table-cell table:formula="of:=[.J71]/[.J11]" office:value-type="float" office:value="0.0438709677419355" calcext:value-type="float">
            <text:p>0.0438709677</text:p>
          </table:table-cell>
          <table:table-cell table:formula="of:=[.K71]/[.K11]" office:value-type="float" office:value="0.047887323943662" calcext:value-type="float">
            <text:p>0.0478873239</text:p>
          </table:table-cell>
          <table:table-cell table:formula="of:=[.L71]/[.L11]" office:value-type="float" office:value="0.0326424870466321" calcext:value-type="float">
            <text:p>0.032642487</text:p>
          </table:table-cell>
          <table:table-cell table:formula="of:=[.M71]/[.M11]" office:value-type="float" office:value="0.0334310850439883" calcext:value-type="float">
            <text:p>0.033431085</text:p>
          </table:table-cell>
          <table:table-cell table:formula="of:=[.N71]/[.N11]" office:value-type="float" office:value="0.0705234159779614" calcext:value-type="float">
            <text:p>0.070523416</text:p>
          </table:table-cell>
          <table:table-cell table:formula="of:=[.O71]/[.O11]" office:value-type="float" office:value="0.0213851761846902" calcext:value-type="float">
            <text:p>0.0213851762</text:p>
          </table:table-cell>
          <table:table-cell table:formula="of:=[.P71]/[.P11]" office:value-type="float" office:value="0.0235236938031592" calcext:value-type="float">
            <text:p>0.0235236938</text:p>
          </table:table-cell>
          <table:table-cell table:formula="of:=[.Q71]/[.Q11]" office:value-type="float" office:value="0.0272783632982021" calcext:value-type="float">
            <text:p>0.0272783633</text:p>
          </table:table-cell>
          <table:table-cell table:formula="of:=[.R71]/[.R11]" office:value-type="float" office:value="0.0306439674315322" calcext:value-type="float">
            <text:p>0.0306439674</text:p>
          </table:table-cell>
          <table:table-cell table:formula="of:=[.S71]/[.S11]" office:value-type="float" office:value="0.0287789692148046" calcext:value-type="float">
            <text:p>0.0287789692</text:p>
          </table:table-cell>
          <table:table-cell table:formula="of:=[.T71]/[.T11]" office:value-type="float" office:value="0.0311367380560132" calcext:value-type="float">
            <text:p>0.0311367381</text:p>
          </table:table-cell>
          <table:table-cell table:formula="of:=[.U71]/[.U11]" office:value-type="float" office:value="0.0347659980897803" calcext:value-type="float">
            <text:p>0.0347659981</text:p>
          </table:table-cell>
          <table:table-cell table:formula="of:=[.V71]/[.V11]" office:value-type="float" office:value="0.0335664335664336" calcext:value-type="float">
            <text:p>0.0335664336</text:p>
          </table:table-cell>
          <table:table-cell table:formula="of:=[.W71]/[.W11]" office:value-type="float" office:value="0.0364030335861322" calcext:value-type="float">
            <text:p>0.0364030336</text:p>
          </table:table-cell>
          <table:table-cell table:formula="of:=[.X71]/[.X11]" office:value-type="float" office:value="0.0385100286532951" calcext:value-type="float">
            <text:p>0.0385100287</text:p>
          </table:table-cell>
          <table:table-cell table:formula="of:=[.Y71]/[.Y11]" office:value-type="float" office:value="0.0387543252595156" calcext:value-type="float">
            <text:p>0.0387543253</text:p>
          </table:table-cell>
          <table:table-cell table:formula="of:=[.Z71]/[.Z11]" office:value-type="float" office:value="0.0450896669513237" calcext:value-type="float">
            <text:p>0.045089667</text:p>
          </table:table-cell>
          <table:table-cell table:formula="of:=[.AA71]/[.AA11]" office:value-type="float" office:value="0.0655737704918033" calcext:value-type="float">
            <text:p>0.0655737705</text:p>
          </table:table-cell>
          <table:table-cell table:formula="of:=[.AB71]/[.AB11]" office:value-type="float" office:value="0.0212280701754386" calcext:value-type="float">
            <text:p>0.0212280702</text:p>
          </table:table-cell>
          <table:table-cell table:formula="of:=[.AC71]/[.AC11]" office:value-type="float" office:value="0.0351528384279476" calcext:value-type="float">
            <text:p>0.0351528384</text:p>
          </table:table-cell>
          <table:table-cell table:formula="of:=[.AD71]/[.AD11]" office:value-type="float" office:value="0.0564826700898588" calcext:value-type="float">
            <text:p>0.0564826701</text:p>
          </table:table-cell>
          <table:table-cell/>
        </table:table-row>
        <table:table-row table:style-name="ro1">
          <table:table-cell office:value-type="string" calcext:value-type="string">
            <text:p>core-compute/dollar</text:p>
          </table:table-cell>
          <table:table-cell table:formula="of:=[.B14]^2*[.B15]/[.B11]" office:value-type="float" office:value="0.398249878463782" calcext:value-type="float">
            <text:p>0.3982498785</text:p>
          </table:table-cell>
          <table:table-cell table:style-name="ce5" table:formula="of:=[.C14]^2*[.C15]/[.C11]" office:value-type="float" office:value="1.00285929270128" calcext:value-type="float">
            <text:p>1.0028592927</text:p>
          </table:table-cell>
          <table:table-cell table:formula="of:=[.D14]^2*[.D15]/[.D11]" office:value-type="float" office:value="0.315463917525773" calcext:value-type="float">
            <text:p>0.3154639175</text:p>
          </table:table-cell>
          <table:table-cell table:style-name="ce5" table:formula="of:=[.E14]^2*[.E15]/[.E11]" office:value-type="float" office:value="1.0223642172524" calcext:value-type="float">
            <text:p>1.0223642173</text:p>
          </table:table-cell>
          <table:table-cell table:formula="of:=[.F14]^2*[.F15]/[.F11]" office:value-type="float" office:value="0.224899598393574" calcext:value-type="float">
            <text:p>0.2248995984</text:p>
          </table:table-cell>
          <table:table-cell table:style-name="ce5" table:formula="of:=[.G14]^2*[.G15]/[.G11]" office:value-type="float" office:value="1.17647058823529" calcext:value-type="float">
            <text:p>1.1764705882</text:p>
          </table:table-cell>
          <table:table-cell table:formula="of:=[.H14]^2*[.H15]/[.H11]" office:value-type="float" office:value="0.374774774774775" calcext:value-type="float">
            <text:p>0.3747747748</text:p>
          </table:table-cell>
          <table:table-cell table:style-name="ce5" table:formula="of:=[.I14]^2*[.I15]/[.I11]" office:value-type="float" office:value="1.2739336492891" calcext:value-type="float">
            <text:p>1.2739336493</text:p>
          </table:table-cell>
          <table:table-cell table:formula="of:=[.J14]^2*[.J15]/[.J11]" office:value-type="float" office:value="0.350967741935484" calcext:value-type="float">
            <text:p>0.3509677419</text:p>
          </table:table-cell>
          <table:table-cell table:formula="of:=[.K14]^2*[.K15]/[.K11]" office:value-type="float" office:value="0.287323943661972" calcext:value-type="float">
            <text:p>0.2873239437</text:p>
          </table:table-cell>
          <table:table-cell table:formula="of:=[.L14]^2*[.L15]/[.L11]" office:value-type="float" office:value="0.913989637305699" calcext:value-type="float">
            <text:p>0.9139896373</text:p>
          </table:table-cell>
          <table:table-cell table:formula="of:=[.M14]^2*[.M15]/[.M11]" office:value-type="float" office:value="0.802346041055718" calcext:value-type="float">
            <text:p>0.8023460411</text:p>
          </table:table-cell>
          <table:table-cell table:style-name="ce5" table:formula="of:=[.N14]^2*[.N15]/[.N11]" office:value-type="float" office:value="1.12837465564738" calcext:value-type="float">
            <text:p>1.1283746556</text:p>
          </table:table-cell>
          <table:table-cell table:formula="of:=[.O14]^2*[.O15]/[.O11]" office:value-type="float" office:value="0.940947752126367" calcext:value-type="float">
            <text:p>0.9409477521</text:p>
          </table:table-cell>
          <table:table-cell table:style-name="ce5" table:formula="of:=[.P14]^2*[.P15]/[.P11]" office:value-type="float" office:value="1.035042527339" calcext:value-type="float">
            <text:p>1.0350425273</text:p>
          </table:table-cell>
          <table:table-cell table:style-name="ce5" table:formula="of:=[.Q14]^2*[.Q15]/[.Q11]" office:value-type="float" office:value="1.09113453192808" calcext:value-type="float">
            <text:p>1.0911345319</text:p>
          </table:table-cell>
          <table:table-cell table:style-name="ce5" table:formula="of:=[.R14]^2*[.R15]/[.R11]" office:value-type="float" office:value="1.10318282753516" calcext:value-type="float">
            <text:p>1.1031828275</text:p>
          </table:table-cell>
          <table:table-cell table:formula="of:=[.S14]^2*[.S15]/[.S11]" office:value-type="float" office:value="0.920927014873746" calcext:value-type="float">
            <text:p>0.9209270149</text:p>
          </table:table-cell>
          <table:table-cell table:style-name="ce5" table:formula="of:=[.T14]^2*[.T15]/[.T11]" office:value-type="float" office:value="1.12092257001647" calcext:value-type="float">
            <text:p>1.12092257</text:p>
          </table:table-cell>
          <table:table-cell table:formula="of:=[.U14]^2*[.U15]/[.U11]" office:value-type="float" office:value="0.973447946513849" calcext:value-type="float">
            <text:p>0.9734479465</text:p>
          </table:table-cell>
          <table:table-cell table:formula="of:=[.V14]^2*[.V15]/[.V11]" office:value-type="float" office:value="0.805594405594406" calcext:value-type="float">
            <text:p>0.8055944056</text:p>
          </table:table-cell>
          <table:table-cell table:style-name="ce5" table:formula="of:=[.W14]^2*[.W15]/[.W11]" office:value-type="float" office:value="1.16489707475623" calcext:value-type="float">
            <text:p>1.1648970748</text:p>
          </table:table-cell>
          <table:table-cell table:style-name="ce5" table:formula="of:=[.X14]^2*[.X15]/[.X11]" office:value-type="float" office:value="1.07828080229226" calcext:value-type="float">
            <text:p>1.0782808023</text:p>
          </table:table-cell>
          <table:table-cell table:style-name="ce5" table:formula="of:=[.Y14]^2*[.Y15]/[.Y11]" office:value-type="float" office:value="1.08512110726644" calcext:value-type="float">
            <text:p>1.0851211073</text:p>
          </table:table-cell>
          <table:table-cell table:style-name="ce5" table:formula="of:=[.Z14]^2*[.Z15]/[.Z11]" office:value-type="float" office:value="1.08215200683177" calcext:value-type="float">
            <text:p>1.0821520068</text:p>
          </table:table-cell>
          <table:table-cell table:style-name="ce5" table:formula="of:=[.AA14]^2*[.AA15]/[.AA11]" office:value-type="float" office:value="1.31147540983607" calcext:value-type="float">
            <text:p>1.3114754098</text:p>
          </table:table-cell>
          <table:table-cell table:formula="of:=[.AB14]^2*[.AB15]/[.AB11]" office:value-type="float" office:value="0.934035087719298" calcext:value-type="float">
            <text:p>0.9340350877</text:p>
          </table:table-cell>
          <table:table-cell table:formula="of:=[.AC14]^2*[.AC15]/[.AC11]" office:value-type="float" office:value="0.984279475982533" calcext:value-type="float">
            <text:p>0.984279476</text:p>
          </table:table-cell>
          <table:table-cell table:style-name="ce5" table:formula="of:=[.AD14]^2*[.AD15]/[.AD11]" office:value-type="float" office:value="1.12965340179718" calcext:value-type="float">
            <text:p>1.1296534018</text:p>
          </table:table-cell>
          <table:table-cell/>
        </table:table-row>
        <table:table-row table:style-name="ro1">
          <table:table-cell table:style-name="ce2" office:value-type="string" calcext:value-type="string">
            <text:p># of Cores</text:p>
          </table:table-cell>
          <table:table-cell table:style-name="ce2" office:value-type="string" calcext:value-type="string">
            <text:p>8</text:p>
          </table:table-cell>
          <table:table-cell table:style-name="ce6" office:value-type="string" calcext:value-type="string">
            <text:p>14</text:p>
          </table:table-cell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22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1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6" office:value-type="string" calcext:value-type="string">
            <text:p>16</text:p>
          </table:table-cell>
          <table:table-cell table:number-columns-repeated="2" table:style-name="ce6" office:value-type="string" calcext:value-type="string">
            <text:p>14</text:p>
          </table:table-cell>
          <table:table-cell table:style-name="ce6" office:value-type="string" calcext:value-type="string">
            <text:p>12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# of Threads</text:p>
          </table:table-cell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28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44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36</text:p>
          </table:table-cell>
          <table:table-cell table:style-name="ce2" office:value-type="string" calcext:value-type="string">
            <text:p>32</text:p>
          </table:table-cell>
          <table:table-cell table:style-name="ce6" office:value-type="string" calcext:value-type="string">
            <text:p>3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6" office:value-type="string" calcext:value-type="string">
            <text:p>32</text:p>
          </table:table-cell>
          <table:table-cell table:number-columns-repeated="2" table:style-name="ce6" office:value-type="string" calcext:value-type="string">
            <text:p>28</text:p>
          </table:table-cell>
          <table:table-cell table:style-name="ce6" office:value-type="string" calcext:value-type="string">
            <text:p>24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28</text:p>
          </table:table-cell>
          <table:table-cell table:style-name="ce9" office:value-type="string" calcext:value-type="string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Base Frequency</text:p>
          </table:table-cell>
          <table:table-cell table:style-name="ce2" office:value-type="float" office:value="3.2" calcext:value-type="float">
            <text:p>3.2</text:p>
          </table:table-cell>
          <table:table-cell table:style-name="ce6" office:value-type="float" office:value="1.7" calcext:value-type="float">
            <text:p>1.7</text:p>
          </table:table-cell>
          <table:table-cell table:style-name="ce2" office:value-type="float" office:value="3.4" calcext:value-type="float">
            <text:p>3.4</text:p>
          </table:table-cell>
          <table:table-cell table:style-name="ce9" office:value-type="float" office:value="2.4" calcext:value-type="float">
            <text:p>2.4</text:p>
          </table:table-cell>
          <table:table-cell table:style-name="ce2" office:value-type="float" office:value="3.5" calcext:value-type="float">
            <text:p>3.5</text:p>
          </table:table-cell>
          <table:table-cell table:style-name="ce9" office:value-type="float" office:value="1.8" calcext:value-type="float">
            <text:p>1.8</text:p>
          </table:table-cell>
          <table:table-cell table:style-name="ce2" office:value-type="float" office:value="2.6" calcext:value-type="float">
            <text:p>2.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9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6" office:value-type="float" office:value="2.2" calcext:value-type="float">
            <text:p>2.2</text:p>
          </table:table-cell>
          <table:table-cell table:style-name="ce6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6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" calcext:value-type="float">
            <text:p>2.2</text:p>
          </table:table-cell>
          <table:table-cell table:style-name="ce9" office:value-type="float" office:value="2.2" calcext:value-type="float">
            <text:p>2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9" office:value-type="float" office:value="2.2" calcext:value-type="float">
            <text:p>2.2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Number</text:p>
          </table:table-cell>
          <table:table-cell table:style-name="ce2" office:value-type="string" calcext:value-type="string">
            <text:p>E5-2667V4</text:p>
          </table:table-cell>
          <table:table-cell table:style-name="ce2" office:value-type="string" calcext:value-type="string">
            <text:p>E5-2650LV4</text:p>
          </table:table-cell>
          <table:table-cell table:style-name="ce2" office:value-type="string" calcext:value-type="string">
            <text:p>E5-2643V4</text:p>
          </table:table-cell>
          <table:table-cell table:style-name="ce9" office:value-type="string" calcext:value-type="string">
            <text:p>E5-2640V4</text:p>
          </table:table-cell>
          <table:table-cell table:style-name="ce2" office:value-type="string" calcext:value-type="string">
            <text:p>E5-2637V4</text:p>
          </table:table-cell>
          <table:table-cell table:style-name="ce9" office:value-type="string" calcext:value-type="string">
            <text:p>E5-2630LV4</text:p>
          </table:table-cell>
          <table:table-cell table:style-name="ce2" office:value-type="string" calcext:value-type="string">
            <text:p>E5-2623V4</text:p>
          </table:table-cell>
          <table:table-cell table:style-name="ce9" office:value-type="string" calcext:value-type="string">
            <text:p>E5-2620V4</text:p>
          </table:table-cell>
          <table:table-cell table:style-name="ce2" office:value-type="string" calcext:value-type="string">
            <text:p>E5-2609V4</text:p>
          </table:table-cell>
          <table:table-cell table:style-name="ce2" office:value-type="string" calcext:value-type="string">
            <text:p>E5-2603V4</text:p>
          </table:table-cell>
          <table:table-cell table:style-name="ce2" office:value-type="string" calcext:value-type="string">
            <text:p>E5-2648LV4</text:p>
          </table:table-cell>
          <table:table-cell table:style-name="ce2" office:value-type="string" calcext:value-type="string">
            <text:p>E5-2628LV4</text:p>
          </table:table-cell>
          <table:table-cell table:style-name="ce9" office:value-type="string" calcext:value-type="string">
            <text:p>E5-2608LV4</text:p>
          </table:table-cell>
          <table:table-cell table:style-name="ce2" office:value-type="string" calcext:value-type="string">
            <text:p>E5-2699AV4</text:p>
          </table:table-cell>
          <table:table-cell table:style-name="ce2" office:value-type="string" calcext:value-type="string">
            <text:p>E5-2699V4</text:p>
          </table:table-cell>
          <table:table-cell table:style-name="ce2" office:value-type="string" calcext:value-type="string">
            <text:p>E5-2698V4</text:p>
          </table:table-cell>
          <table:table-cell table:style-name="ce2" office:value-type="string" calcext:value-type="string">
            <text:p>E5-2697V4</text:p>
          </table:table-cell>
          <table:table-cell table:style-name="ce2" office:value-type="string" calcext:value-type="string">
            <text:p>E5-2697AV4</text:p>
          </table:table-cell>
          <table:table-cell table:style-name="ce2" office:value-type="string" calcext:value-type="string">
            <text:p>E5-2695V4</text:p>
          </table:table-cell>
          <table:table-cell table:style-name="ce2" office:value-type="string" calcext:value-type="string">
            <text:p>E5-2690V4</text:p>
          </table:table-cell>
          <table:table-cell table:style-name="ce2" office:value-type="string" calcext:value-type="string">
            <text:p>E5-2687WV4</text:p>
          </table:table-cell>
          <table:table-cell table:style-name="ce2" office:value-type="string" calcext:value-type="string">
            <text:p>E5-2683V4</text:p>
          </table:table-cell>
          <table:table-cell table:style-name="ce2" office:value-type="string" calcext:value-type="string">
            <text:p>E5-2680V4</text:p>
          </table:table-cell>
          <table:table-cell table:style-name="ce2" office:value-type="string" calcext:value-type="string">
            <text:p>E5-2660V4</text:p>
          </table:table-cell>
          <table:table-cell table:style-name="ce2" office:value-type="string" calcext:value-type="string">
            <text:p>E5-2650V4</text:p>
          </table:table-cell>
          <table:table-cell table:style-name="ce9" office:value-type="string" calcext:value-type="string">
            <text:p>E5-2630V4</text:p>
          </table:table-cell>
          <table:table-cell table:style-name="ce2" office:value-type="string" calcext:value-type="string">
            <text:p>E5-2699RV4</text:p>
          </table:table-cell>
          <table:table-cell table:style-name="ce2" office:value-type="string" calcext:value-type="string">
            <text:p>E5-2658V4</text:p>
          </table:table-cell>
          <table:table-cell table:style-name="ce9" office:value-type="string" calcext:value-type="string">
            <text:p>E5-2618LV4</text:p>
          </table:table-cell>
          <table:table-cell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4:59:39.019746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5:00:26.621741981</dc:date>
    <meta:editing-duration>PT43M44S</meta:editing-duration>
    <meta:editing-cycles>2</meta:editing-cycles>
    <meta:generator>LibreOffice/4.2.8.2$Linux_X86_64 LibreOffice_project/420m0$Build-2</meta:generator>
    <dc:creator>nick </dc:creator>
    <meta:document-statistic meta:table-count="1" meta:cell-count="1925" meta:object-count="0"/>
  </office:meta>
</office:document-meta>
</file>